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15%"/>
      <style:text-properties fo:font-size="24pt" fo:font-weight="bold" officeooo:rsid="001a023a" officeooo:paragraph-rsid="001a023a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307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officeooo:paragraph-rsid="001ae074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15%"/>
      <style:text-properties officeooo:paragraph-rsid="001a023a"/>
    </style:style>
    <style:style style:name="P5" style:family="paragraph" style:parent-style-name="Standard">
      <style:paragraph-properties fo:line-height="115%"/>
      <style:text-properties officeooo:paragraph-rsid="001ae074"/>
    </style:style>
    <style:style style:name="P6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307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9" style:family="paragraph" style:parent-style-name="Text_20_body" style:list-style-name="L5">
      <style:paragraph-properties fo:margin-top="0cm" fo:margin-bottom="0.254cm" style:contextual-spacing="false" fo:line-height="115%" fo:orphans="2" fo:widows="2" fo:padding="0cm" fo:border="none"/>
    </style:style>
    <style:style style:name="P10" style:family="paragraph" style:parent-style-name="Text_20_body" style:list-style-name="L6">
      <style:paragraph-properties fo:margin-top="0cm" fo:margin-bottom="0.254cm" style:contextual-spacing="false" fo:line-height="115%" fo:orphans="2" fo:widows="2" fo:padding="0cm" fo:border="none"/>
    </style:style>
    <style:style style:name="P11" style:family="paragraph" style:parent-style-name="Text_20_body" style:list-style-name="L7">
      <style:paragraph-properties fo:margin-top="0cm" fo:margin-bottom="0.254cm" style:contextual-spacing="false" fo:line-height="115%" fo:orphans="2" fo:widows="2" fo:padding="0cm" fo:border="none"/>
    </style:style>
    <style:style style:name="P12" style:family="paragraph" style:parent-style-name="Text_20_body" style:list-style-name="L8">
      <style:paragraph-properties fo:margin-top="0cm" fo:margin-bottom="0.254cm" style:contextual-spacing="false" fo:line-height="115%" fo:orphans="2" fo:widows="2" fo:padding="0cm" fo:border="none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9.60000038146973pt" fo:letter-spacing="normal" fo:font-style="normal" fo:font-weight="normal" officeooo:rsid="001a023a"/>
    </style:style>
    <style:style style:name="T3" style:family="text">
      <style:text-properties fo:font-variant="normal" fo:text-transform="none" fo:color="#0a0a0a" loext:opacity="100%" style:font-name="Google Sans" fo:font-size="9.60000038146973pt" fo:letter-spacing="normal" fo:font-style="normal" fo:font-weight="bold"/>
    </style:style>
    <style:style style:name="T4" style:family="text">
      <style:text-properties fo:font-variant="normal" fo:text-transform="none" fo:color="#0a0a0a" loext:opacity="100%" style:font-name="Google Sans" fo:font-size="9.60000038146973pt" fo:letter-spacing="normal" fo:font-style="normal" fo:font-weight="bold" officeooo:rsid="001a023a"/>
    </style:style>
    <style:style style:name="T5" style:family="text">
      <style:text-properties fo:font-variant="normal" fo:text-transform="none" fo:color="#0a0a0a" loext:opacity="100%" style:font-name="Google Sans" fo:font-size="9.60000038146973pt" fo:letter-spacing="normal" fo:font-style="italic" fo:font-weight="normal"/>
    </style:style>
    <style:style style:name="T6" style:family="text">
      <style:text-properties fo:font-variant="normal" fo:text-transform="none" fo:color="#0a0a0a" loext:opacity="100%" fo:font-size="9.60000038146973pt" fo:letter-spacing="normal" fo:font-style="normal" fo:font-weight="normal"/>
    </style:style>
    <style:style style:name="T7" style:family="text">
      <style:text-properties fo:font-variant="normal" fo:text-transform="none" fo:color="#0a0a0a" loext:opacity="100%" fo:font-size="9.60000038146973pt" fo:letter-spacing="normal" fo:font-style="normal" fo:font-weight="normal" officeooo:rsid="001a023a"/>
    </style:style>
    <style:style style:name="T8" style:family="text">
      <style:text-properties fo:font-variant="normal" fo:text-transform="none" fo:color="#0a0a0a" loext:opacity="100%" fo:font-size="9.60000038146973pt" fo:letter-spacing="normal" fo:font-style="normal" fo:font-weight="bold"/>
    </style:style>
    <style:style style:name="T9" style:family="text">
      <style:text-properties fo:font-variant="normal" fo:text-transform="none" fo:color="#0a0a0a" loext:opacity="100%" fo:font-size="9.60000038146973pt" fo:letter-spacing="normal" fo:font-style="normal" fo:font-weight="bold" officeooo:rsid="001a023a"/>
    </style:style>
    <style:style style:name="T10" style:family="text">
      <style:text-properties fo:font-variant="normal" fo:text-transform="none" fo:color="#0a0a0a" loext:opacity="100%" fo:font-size="9.60000038146973pt" fo:letter-spacing="normal" fo:font-style="italic" fo:font-weight="normal"/>
    </style:style>
    <style:style style:name="T11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/>
    </style:style>
    <style:style style:name="T12" style:family="text">
      <style:text-properties fo:font-variant="normal" fo:text-transform="none" fo:color="#0a0a0a" loext:opacity="100%" style:font-name="Liberation Serif" fo:font-size="9.60000038146973pt" fo:letter-spacing="normal" fo:font-style="normal" fo:font-weight="normal" officeooo:rsid="001a023a"/>
    </style:style>
    <style:style style:name="T13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/>
    </style:style>
    <style:style style:name="T14" style:family="text">
      <style:text-properties fo:font-variant="normal" fo:text-transform="none" fo:color="#0a0a0a" loext:opacity="100%" style:font-name="Liberation Serif" fo:font-size="9.60000038146973pt" fo:letter-spacing="normal" fo:font-style="normal" fo:font-weight="bold" officeooo:rsid="001a023a"/>
    </style:style>
    <style:style style:name="T15" style:family="text">
      <style:text-properties fo:font-variant="normal" fo:text-transform="none" fo:color="#0a0a0a" loext:opacity="100%" style:font-name="Liberation Serif" fo:font-size="9.60000038146973pt" fo:letter-spacing="normal" fo:font-style="italic" fo:font-weight="normal"/>
    </style:style>
    <style:style style:name="T16" style:family="text">
      <style:text-properties fo:font-variant="normal" fo:text-transform="none" fo:color="#0a0a0a" loext:opacity="100%" style:font-name="Liberation Serif" fo:letter-spacing="normal" fo:font-style="normal" fo:font-weight="normal"/>
    </style:style>
    <style:style style:name="T17" style:family="text">
      <style:text-properties fo:font-variant="normal" fo:text-transform="none" fo:color="#0a0a0a" loext:opacity="100%" style:font-name="Liberation Serif" fo:letter-spacing="normal" fo:font-style="normal" fo:font-weight="normal" officeooo:rsid="001a023a"/>
    </style:style>
    <style:style style:name="T18" style:family="text">
      <style:text-properties fo:font-variant="normal" fo:text-transform="none" fo:color="#0a0a0a" loext:opacity="100%" style:font-name="Liberation Serif" fo:letter-spacing="normal" fo:font-style="normal" fo:font-weight="bold"/>
    </style:style>
    <style:style style:name="T19" style:family="text">
      <style:text-properties fo:font-variant="normal" fo:text-transform="none" fo:color="#0a0a0a" loext:opacity="100%" style:font-name="Liberation Serif" fo:letter-spacing="normal" fo:font-style="normal" fo:font-weight="bold" officeooo:rsid="001a023a"/>
    </style:style>
    <style:style style:name="T20" style:family="text">
      <style:text-properties fo:font-variant="normal" fo:text-transform="none" fo:color="#0a0a0a" loext:opacity="100%" style:font-name="Liberation Serif" fo:letter-spacing="normal" fo:font-style="italic" fo:font-weight="normal"/>
    </style:style>
    <style:style style:name="T21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a023a" style:font-size-asian="12pt" style:font-size-complex="12pt"/>
    </style:style>
    <style:style style:name="T23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a023a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25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a023a" style:font-size-asian="12pt" style:font-size-complex="12pt"/>
    </style:style>
    <style:style style:name="T26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officeooo:rsid="001ae074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Normas para la consulta</text:p>
      <text:p text:style-name="P4"><text:span text:style-name="T22">El c</text:span><text:span text:style-name="Strong_20_Emphasis"><text:span text:style-name="T23">apítulo 2</text:span></text:span><text:span text:style-name="Strong_20_Emphasis"><text:span text:style-name="T25"> </text:span></text:span><text:span text:style-name="T22">de esta norma indica que no requiere de otras referencias normativas. </text:span><text:span text:style-name="T21">Esto ocurre porque la ISO 19011 está diseñada para ser una </text:span><text:span text:style-name="Strong_20_Emphasis"><text:span text:style-name="T24">guía genérica y autónoma</text:span></text:span><text:span text:style-name="T21">. A diferencia de otras normas, no necesita de otra norma externa para ser interpretada.</text:span></text:p>
      <text:p text:style-name="P5"><text:span text:style-name="T28"><text:line-break/></text:span><text:span text:style-name="T21">Sin embargo, para </text:span><text:span text:style-name="T22">nuestro</text:span><text:span text:style-name="T21"> curso enfocado en </text:span><text:span text:style-name="Strong_20_Emphasis"><text:span text:style-name="T24">ISO 22000</text:span></text:span><text:span text:style-name="T21">, es fundamental </text:span><text:span text:style-name="T22">tener en cuenta las siguientes</text:span><text:span text:style-name="T21"> normas esenciales como apoyo:</text:span></text:p>
      <text:p text:style-name="P5"><text:span text:style-name="T21"/></text:p>
      <text:p text:style-name="P3">1. Para la <text:span text:style-name="T29">t</text:span>erminología</text:p>
      <text:p text:style-name="P2">Como la ISO 19011 no tiene referencias, para entender los conceptos de "Gestión de Calidad" e "Inocuidad" <text:span text:style-name="T29">nos tenemos que dirigir a</text:span>:</text:p>
      <text:list xml:id="list3385686020" text:style-name="L5">
        <text:list-item>
          <text:p text:style-name="P9"><text:span text:style-name="Strong_20_Emphasis"><text:span text:style-name="T24">ISO 9000:2015:</text:span></text:span><text:span text:style-name="Strong_20_Emphasis"><text:span text:style-name="T21"> </text:span></text:span><text:span text:style-name="Emphasis"><text:span text:style-name="T26">Sistemas de gestión de la calidad — Fundamentos y vocabulario</text:span></text:span><text:span text:style-name="T21">. Es la base de todos los términos de auditoría (qué es una conformidad, un proceso, una evidencia, etc.).</text:span></text:p>
        </text:list-item>
        <text:list-item>
          <text:p text:style-name="P9"><text:span text:style-name="Strong_20_Emphasis"><text:span text:style-name="T24">ISO 22000:2018 (Capítulo 3): </text:span></text:span><text:span text:style-name="T21">Contiene las definiciones específicas de inocuidad (PCC, PPRO, riesgo vs. peligro) que el auditor debe dominar.</text:span></text:p>
        </text:list-item>
      </text:list>
      <text:p text:style-name="P7">2. Para la <text:span text:style-name="T29">c</text:span>ompetencia del <text:span text:style-name="T29">a</text:span>uditor</text:p>
      <text:p text:style-name="P6">Aunque la ISO 19011 da las directrices generales, existen normas que especifican qué debe saber exactamente un auditor de alimentos:</text:p>
      <text:list text:style-name="L6">
        <text:list-item>
          <text:p text:style-name="P10"><text:span text:style-name="Strong_20_Emphasis"><text:span text:style-name="T24">ISO/TS 22003-1:2022:</text:span></text:span><text:span text:style-name="Strong_20_Emphasis"><text:span text:style-name="T21"> </text:span></text:span><text:span text:style-name="Emphasis"><text:span text:style-name="T26">Inocuidad de los alimentos — Parte 1: Requisitos para los organismos que realizan la auditoría y la certificación de sistemas de gestión de inocuidad de los alimentos</text:span></text:span><text:span text:style-name="T21">. Esta norma es vital porque define los requisitos de competencia para los auditores que auditan la ISO 22000.</text:span></text:p>
        </text:list-item>
      </text:list>
      <text:p text:style-name="P7">3. Para la <text:span text:style-name="T29">g</text:span>estión de <text:span text:style-name="T29">r</text:span>iesgos</text:p>
      <text:p text:style-name="P6">La ISO 19011 hace mucho énfasis en el "<text:span text:style-name="T29">e</text:span>nfoque basado en <text:span text:style-name="T29">r</text:span>iesgos". Para entender esto profundamente, se recomienda consultar:</text:p>
      <text:list text:style-name="L7">
        <text:list-item>
          <text:p text:style-name="P11"><text:span text:style-name="Strong_20_Emphasis"><text:span text:style-name="T24">ISO 31000:2018:</text:span></text:span><text:span text:style-name="Strong_20_Emphasis"><text:span text:style-name="T21"> </text:span></text:span><text:span text:style-name="Emphasis"><text:span text:style-name="T26">Gestión del riesgo — Directrices</text:span></text:span><text:span text:style-name="T21">. Ayuda al auditor a planificar la auditoría basándose en las áreas más críticas de la planta de alimentos.</text:span></text:p>
        </text:list-item>
      </text:list>
      <text:p text:style-name="P7">4. Normas de apoyo técnico en Inocuidad</text:p>
      <text:p text:style-name="P8"><text:span text:style-name="T21">Para que el auditor tenga criterios sólidos al evaluar los </text:span><text:span text:style-name="Strong_20_Emphasis"><text:span text:style-name="T24">Prerrequisitos (PPR)</text:span></text:span><text:span text:style-name="T21">, debe conocer las series ISO 22002:</text:span></text:p>
      <text:list xml:id="list2234299055" text:style-name="L8">
        <text:list-item>
          <text:p text:style-name="P12"><text:span text:style-name="Strong_20_Emphasis"><text:span text:style-name="T24">ISO/TS 22002-1: </text:span></text:span><text:span text:style-name="T21">Prerrequisitos para la fabricación de alimentos.</text:span></text:p>
        </text:list-item>
        <text:list-item>
          <text:p text:style-name="P12"><text:span text:style-name="Strong_20_Emphasis"><text:span text:style-name="T24">ISO/TS 22002-4: </text:span></text:span><text:span text:style-name="T21">Prerrequisitos para el envasado de alimen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3:00:01.539000000</meta:creation-date>
    <dc:date>2026-01-26T13:12:16.976000000</dc:date>
    <meta:editing-duration>PT12M15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7" meta:word-count="311" meta:character-count="1945" meta:non-whitespace-character-count="1653"/>
  </office:meta>
</office:document-meta>
</file>